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1.81pt"/>
    </style:style>
    <style:style style:name="co10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rror sinus term_d1</text:p>
          </table:table-cell>
          <table:table-cell table:formula="of:=SQRT((0.01*((SIN(2)*COS(0.56))/(SIN(0.56))^2)^2 + (0.01*(SIN(2.57)/(SIN(0.56))^2))^2))" office:value-type="float" office:value="0.273712514822635" calcext:value-type="float">
            <text:p>0.273712514822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 d_1</text:p>
          </table:table-cell>
          <table:table-cell table:formula="of:=SQRT((0.1*1.7)^2+(0.27*35.4)^2)" office:value-type="float" office:value="9.55951170301078" calcext:value-type="float">
            <text:p>9.55951170301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 sinus term_d2</text:p>
          </table:table-cell>
          <table:table-cell table:formula="of:=SQRT((0.01*((SIN(2)*COS(0.56))/(SIN(0.56))^2)^2 + (0.01*(SIN(2)/(SIN(0.56))^2))^2))" office:value-type="float" office:value="0.274935438369518" calcext:value-type="float">
            <text:p>0.27493543836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 d_2</text:p>
          </table:table-cell>
          <table:table-cell table:formula="of:=SQRT((0.1*1)^2+(0.27*35.4)^2)" office:value-type="float" office:value="9.55852310767725" calcext:value-type="float">
            <text:p>9.5585231076772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rror l_1</text:p>
          </table:table-cell>
          <table:table-cell table:formula="of:=SQRT((10*0.53)^2+(0.01*0.84*60)^2)" office:value-type="float" office:value="5.3239098414605" calcext:value-type="float">
            <text:p>5.3239098414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ror l_2</text:p>
          </table:table-cell>
          <table:table-cell table:formula="of:=SQRT((10*0.9)^2+(0.01*0.42*35)^2)" office:value-type="float" office:value="9.001200419944" calcext:value-type="float">
            <text:p>9.001200419944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rror l</text:p>
          </table:table-cell>
          <table:table-cell table:formula="of:=SQRT((5/2)^2+(10/2)^2)" office:value-type="float" office:value="5.59016994374947" calcext:value-type="float">
            <text:p>5.59016994374947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ART 2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X = 83.1 +- 0.4 cm</text:p>
          </table:table-cell>
          <table:table-cell office:value-type="string" calcext:value-type="string">
            <text:p>Theta_i = 0.12 +- 0.01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y_n</text:p>
          </table:table-cell>
          <table:table-cell office:value-type="string" calcext:value-type="string">
            <text:p>sigma y_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bda_approx</text:p>
          </table:table-cell>
          <table:table-cell office:value-type="string" calcext:value-type="string">
            <text:p>sigma lambda_app</text:p>
          </table:table-cell>
          <table:table-cell office:value-type="string" calcext:value-type="string">
            <text:p>Theta_n</text:p>
          </table:table-cell>
          <table:table-cell office:value-type="string" calcext:value-type="string">
            <text:p>sigma Theta_n</text:p>
          </table:table-cell>
          <table:table-cell office:value-type="string" calcext:value-type="string">
            <text:p>lambda_2</text:p>
          </table:table-cell>
          <table:table-cell/>
          <table:table-cell office:value-type="string" calcext:value-type="string">
            <text:p>sigma lambda_2</text:p>
          </table:table-cell>
          <table:table-cell table:number-columns-repeated="4"/>
          <table:table-cell office:value-type="string" calcext:value-type="string">
            <text:p>average lamda_apprx</text:p>
          </table:table-cell>
          <table:table-cell table:formula="of:=SUM([.D20:.D31])/12" office:value-type="float" office:value="0.000078680409347025" calcext:value-type="float">
            <text:p>7.8680409347025E-0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sigma l_app</text:p>
          </table:table-cell>
          <table:table-cell table:formula="of:=SQRT(SUM([.M20:.M31]))" office:value-type="float" office:value="0.00000203865121350511" calcext:value-type="float">
            <text:p>2.03865121350511E-0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0.05/2/[.C20]*(([.A20]^2-2.9^2)/83.1^2)" office:value-type="float" office:value="0.000083084622502574" calcext:value-type="float">
            <text:p>8.3084622502574E-05</text:p>
          </table:table-cell>
          <table:table-cell table:formula="of:=0.05/2/[.C20]*SQRT((2*[.A20]/83.1^2*[.B20])^2+(2*2.9/83.1^2*0.8)^2+(2*([.A20]^2-2.9^2)/83.1^3*0.4)^2)" office:value-type="float" office:value="0.0000186700824793281" calcext:value-type="float">
            <text:p>1.86700824793281E-05</text:p>
          </table:table-cell>
          <table:table-cell table:formula="of:=ATAN([.A20]/83.1)" office:value-type="float" office:value="0.0672869560807525" calcext:value-type="float">
            <text:p>0.067286956080753</text:p>
          </table:table-cell>
          <table:table-cell table:formula="of:=1/(([.A20]/83.1)^2+1)/83.1*[.B20]" office:value-type="float" office:value="0.00239585871064744" calcext:value-type="float">
            <text:p>0.002395858710647</text:p>
          </table:table-cell>
          <table:table-cell table:formula="of:=ABS(0.05/[.C20]*(COS([.F20])-COS(0.12)))" office:value-type="float" office:value="0.000246422544747454" calcext:value-type="float">
            <text:p>0.000246422544747</text:p>
          </table:table-cell>
          <table:table-cell/>
          <table:table-cell table:formula="of:=0.05/[.C20]*SQRT((SIN([.F20])*[.G20])^2+(SIN(0.12)*0.018)^2)" office:value-type="float" office:value="0.000108041630321857" calcext:value-type="float">
            <text:p>0.000108041630322</text:p>
          </table:table-cell>
          <table:table-cell/>
          <table:table-cell table:formula="of:=([.J20]/12)^2" office:value-type="float" office:value="0.0000000000810624575180886" calcext:value-type="float">
            <text:p>8.10624575180886E-11</text:p>
          </table:table-cell>
          <table:table-cell table:formula="of:=([.E20]/12)^2" office:value-type="float" office:value="0.00000000000242063874850635" calcext:value-type="float">
            <text:p>2.42063874850635E-12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0.05/2/[.C21]*(([.A21]^2-2.9^2)/83.1^2)" office:value-type="float" office:value="0.0000838991776251483" calcext:value-type="float">
            <text:p>8.38991776251483E-05</text:p>
          </table:table-cell>
          <table:table-cell table:formula="of:=0.05/2/[.C21]*SQRT((2*[.A21]/83.1^2*[.B21])^2+(2*2.9/83.1^2*0.8)^2+(2*([.A21]^2-2.9^2)/83.1^3*0.4)^2)" office:value-type="float" office:value="0.00000999513891069729" calcext:value-type="float">
            <text:p>9.99513891069729E-06</text:p>
          </table:table-cell>
          <table:table-cell table:formula="of:=ATAN([.A21]/83.1)" office:value-type="float" office:value="0.0888150710624527" calcext:value-type="float">
            <text:p>0.088815071062453</text:p>
          </table:table-cell>
          <table:table-cell table:formula="of:=1/(([.A21]/83.1)^2+1)/83.1*[.B21]" office:value-type="float" office:value="0.0023878040966213" calcext:value-type="float">
            <text:p>0.002387804096621</text:p>
          </table:table-cell>
          <table:table-cell table:formula="of:=ABS(0.05/[.C21]*(COS([.F21])-COS(0.12)))" office:value-type="float" office:value="0.0000812474410024938" calcext:value-type="float">
            <text:p>8.12474410024938E-05</text:p>
          </table:table-cell>
          <table:table-cell/>
          <table:table-cell table:formula="of:=0.05/[.C21]*SQRT((SIN([.F21])*[.G21])^2+(SIN(0.12)*0.018)^2)" office:value-type="float" office:value="0.0000541300799907678" calcext:value-type="float">
            <text:p>5.41300799907678E-05</text:p>
          </table:table-cell>
          <table:table-cell/>
          <table:table-cell table:formula="of:=([.J21]/12)^2" office:value-type="float" office:value="0.0000000000203476774986592" calcext:value-type="float">
            <text:p>2.03476774986592E-11</text:p>
          </table:table-cell>
          <table:table-cell table:formula="of:=([.E21]/12)^2" office:value-type="float" office:value="0.000000000000693769457250937" calcext:value-type="float">
            <text:p>6.93769457250937E-13</text:p>
          </table:table-cell>
          <table:table-cell table:number-columns-repeated="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0.05/2/[.C22]*(([.A22]^2-2.9^2)/83.1^2)" office:value-type="float" office:value="0.0000791023530144332" calcext:value-type="float">
            <text:p>7.91023530144332E-05</text:p>
          </table:table-cell>
          <table:table-cell table:formula="of:=0.05/2/[.C22]*SQRT((2*[.A22]/83.1^2*[.B22])^2+(2*2.9/83.1^2*0.8)^2+(2*([.A22]^2-2.9^2)/83.1^3*0.4)^2)" office:value-type="float" office:value="0.00000701176028505436" calcext:value-type="float">
            <text:p>7.01176028505436E-06</text:p>
          </table:table-cell>
          <table:table-cell table:formula="of:=ATAN([.A22]/83.1)" office:value-type="float" office:value="0.10312266448195" calcext:value-type="float">
            <text:p>0.10312266448195</text:p>
          </table:table-cell>
          <table:table-cell table:formula="of:=1/(([.A22]/83.1)^2+1)/83.1*[.B22]" office:value-type="float" office:value="0.00238123552023979" calcext:value-type="float">
            <text:p>0.00238123552024</text:p>
          </table:table-cell>
          <table:table-cell table:formula="of:=ABS(0.05/[.C22]*(COS([.F22])-COS(0.12)))" office:value-type="float" office:value="0.0000313155418501706" calcext:value-type="float">
            <text:p>3.13155418501706E-05</text:p>
          </table:table-cell>
          <table:table-cell/>
          <table:table-cell table:formula="of:=0.05/[.C22]*SQRT((SIN([.F22])*[.G22])^2+(SIN(0.12)*0.018)^2)" office:value-type="float" office:value="0.0000361452856347061" calcext:value-type="float">
            <text:p>3.61452856347061E-05</text:p>
          </table:table-cell>
          <table:table-cell/>
          <table:table-cell table:formula="of:=([.J22]/12)^2" office:value-type="float" office:value="0.00000000000907278940010061" calcext:value-type="float">
            <text:p>9.07278940010061E-12</text:p>
          </table:table-cell>
          <table:table-cell table:formula="of:=([.E22]/12)^2" office:value-type="float" office:value="0.000000000000341422099271288" calcext:value-type="float">
            <text:p>3.41422099271288E-13</text:p>
          </table:table-cell>
          <table:table-cell/>
          <table:table-cell office:value-type="string" calcext:value-type="string">
            <text:p>average lamda_2</text:p>
          </table:table-cell>
          <table:table-cell table:formula="of:=SUM( [.H20:.H31])/12" office:value-type="float" office:value="0.0000527439394057821" calcext:value-type="float">
            <text:p>5.27439394057821E-0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formula="of:=0.05/2/[.C23]*(([.A23]^2-2.9^2)/83.1^2)" office:value-type="float" office:value="0.0000793105171013133" calcext:value-type="float">
            <text:p>7.93105171013133E-05</text:p>
          </table:table-cell>
          <table:table-cell table:formula="of:=0.05/2/[.C23]*SQRT((2*[.A23]/83.1^2*[.B23])^2+(2*2.9/83.1^2*0.8)^2+(2*([.A23]^2-2.9^2)/83.1^3*0.4)^2)" office:value-type="float" office:value="0.00000555029708438291" calcext:value-type="float">
            <text:p>5.55029708438291E-06</text:p>
          </table:table-cell>
          <table:table-cell table:formula="of:=ATAN([.A23]/83.1)" office:value-type="float" office:value="0.117388015662027" calcext:value-type="float">
            <text:p>0.117388015662027</text:p>
          </table:table-cell>
          <table:table-cell table:formula="of:=1/(([.A23]/83.1)^2+1)/83.1*[.B23]" office:value-type="float" office:value="0.00237372619311162" calcext:value-type="float">
            <text:p>0.002373726193112</text:p>
          </table:table-cell>
          <table:table-cell table:formula="of:=ABS(0.05/[.C23]*(COS([.F23])-COS(0.12)))" office:value-type="float" office:value="0.00000386624196492547" calcext:value-type="float">
            <text:p>3.86624196492547E-06</text:p>
          </table:table-cell>
          <table:table-cell/>
          <table:table-cell table:formula="of:=0.05/[.C23]*SQRT((SIN([.F23])*[.G23])^2+(SIN(0.12)*0.018)^2)" office:value-type="float" office:value="0.0000271584938351288" calcext:value-type="float">
            <text:p>2.71584938351288E-05</text:p>
          </table:table-cell>
          <table:table-cell/>
          <table:table-cell table:formula="of:=([.J23]/12)^2" office:value-type="float" office:value="0.00000000000512210963467172" calcext:value-type="float">
            <text:p>5.12210963467172E-12</text:p>
          </table:table-cell>
          <table:table-cell table:formula="of:=([.E23]/12)^2" office:value-type="float" office:value="0.000000000000213929150867427" calcext:value-type="float">
            <text:p>2.13929150867427E-13</text:p>
          </table:table-cell>
          <table:table-cell/>
          <table:table-cell office:value-type="string" calcext:value-type="string">
            <text:p>sigma l_2</text:p>
          </table:table-cell>
          <table:table-cell table:formula="of:=SQRT(SUM([.L20:.L31]))" office:value-type="float" office:value="0.0000112768136225732" calcext:value-type="float">
            <text:p>1.12768136225732E-0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table:formula="of:=0.05/2/[.C24]*(([.A24]^2-2.9^2)/83.1^2)" office:value-type="float" office:value="0.0000783638230366326" calcext:value-type="float">
            <text:p>7.83638230366326E-05</text:p>
          </table:table-cell>
          <table:table-cell table:formula="of:=0.05/2/[.C24]*SQRT((2*[.A24]/83.1^2*[.B24])^2+(2*2.9/83.1^2*0.8)^2+(2*([.A24]^2-2.9^2)/83.1^3*0.4)^2)" office:value-type="float" office:value="0.00000465184484081316" calcext:value-type="float">
            <text:p>4.65184484081316E-06</text:p>
          </table:table-cell>
          <table:table-cell table:formula="of:=ATAN([.A24]/83.1)" office:value-type="float" office:value="0.129239502770112" calcext:value-type="float">
            <text:p>0.129239502770112</text:p>
          </table:table-cell>
          <table:table-cell table:formula="of:=1/(([.A24]/83.1)^2+1)/83.1*[.B24]" office:value-type="float" office:value="0.00236676278970415" calcext:value-type="float">
            <text:p>0.002366762789704</text:p>
          </table:table-cell>
          <table:table-cell table:formula="of:=ABS(0.05/[.C24]*(COS([.F24])-COS(0.12)))" office:value-type="float" office:value="0.000011484424801097" calcext:value-type="float">
            <text:p>1.1484424801097E-05</text:p>
          </table:table-cell>
          <table:table-cell/>
          <table:table-cell table:formula="of:=0.05/[.C24]*SQRT((SIN([.F24])*[.G24])^2+(SIN(0.12)*0.018)^2)" office:value-type="float" office:value="0.0000217630200752314" calcext:value-type="float">
            <text:p>2.17630200752314E-05</text:p>
          </table:table-cell>
          <table:table-cell/>
          <table:table-cell table:formula="of:=([.J24]/12)^2" office:value-type="float" office:value="0.00000000000328909057496475" calcext:value-type="float">
            <text:p>3.28909057496475E-12</text:p>
          </table:table-cell>
          <table:table-cell table:formula="of:=([.E24]/12)^2" office:value-type="float" office:value="0.000000000000150275419604167" calcext:value-type="float">
            <text:p>1.50275419604167E-13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formula="of:=0.05/2/[.C25]*(([.A25]^2-2.9^2)/83.1^2)" office:value-type="float" office:value="0.0000775215127024743" calcext:value-type="float">
            <text:p>7.75215127024743E-05</text:p>
          </table:table-cell>
          <table:table-cell table:formula="of:=0.05/2/[.C25]*SQRT((2*[.A25]/83.1^2*[.B25])^2+(2*2.9/83.1^2*0.8)^2+(2*([.A25]^2-2.9^2)/83.1^3*0.4)^2)" office:value-type="float" office:value="0.00000322311672077058" calcext:value-type="float">
            <text:p>3.22311672077058E-06</text:p>
          </table:table-cell>
          <table:table-cell table:formula="of:=ATAN([.A25]/83.1)" office:value-type="float" office:value="0.139874812669188" calcext:value-type="float">
            <text:p>0.139874812669188</text:p>
          </table:table-cell>
          <table:table-cell table:formula="of:=1/(([.A25]/83.1)^2+1)/83.1*[.B25]" office:value-type="float" office:value="0.00117997870074547" calcext:value-type="float">
            <text:p>0.001179978700745</text:p>
          </table:table-cell>
          <table:table-cell table:formula="of:=ABS(0.05/[.C25]*(COS([.F25])-COS(0.12)))" office:value-type="float" office:value="0.0000214598197540522" calcext:value-type="float">
            <text:p>2.14598197540522E-05</text:p>
          </table:table-cell>
          <table:table-cell/>
          <table:table-cell table:formula="of:=0.05/[.C25]*SQRT((SIN([.F25])*[.G25])^2+(SIN(0.12)*0.018)^2)" office:value-type="float" office:value="0.0000180090875014746" calcext:value-type="float">
            <text:p>1.80090875014746E-05</text:p>
          </table:table-cell>
          <table:table-cell/>
          <table:table-cell table:formula="of:=([.J25]/12)^2" office:value-type="float" office:value="0.00000000000225227244885951" calcext:value-type="float">
            <text:p>2.25227244885951E-12</text:p>
          </table:table-cell>
          <table:table-cell table:formula="of:=([.E25]/12)^2" office:value-type="float" office:value="0.0000000000000721422319146591" calcext:value-type="float">
            <text:p>7.21422319146591E-14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0.05/2/[.C26]*(([.A26]^2-2.9^2)/83.1^2)" office:value-type="float" office:value="0.0000764595741723034" calcext:value-type="float">
            <text:p>7.64595741723034E-05</text:p>
          </table:table-cell>
          <table:table-cell table:formula="of:=0.05/2/[.C26]*SQRT((2*[.A26]/83.1^2*[.B26])^2+(2*2.9/83.1^2*0.8)^2+(2*([.A26]^2-2.9^2)/83.1^3*0.4)^2)" office:value-type="float" office:value="0.00000282348976700628" calcext:value-type="float">
            <text:p>2.82348976700628E-06</text:p>
          </table:table-cell>
          <table:table-cell table:formula="of:=ATAN([.A26]/83.1)" office:value-type="float" office:value="0.149301833434984" calcext:value-type="float">
            <text:p>0.149301833434984</text:p>
          </table:table-cell>
          <table:table-cell table:formula="of:=1/(([.A26]/83.1)^2+1)/83.1*[.B26]" office:value-type="float" office:value="0.0011767438040403" calcext:value-type="float">
            <text:p>0.00117674380404</text:p>
          </table:table-cell>
          <table:table-cell table:formula="of:=ABS(0.05/[.C26]*(COS([.F26])-COS(0.12)))" office:value-type="float" office:value="0.0000280961871445813" calcext:value-type="float">
            <text:p>2.80961871445813E-05</text:p>
          </table:table-cell>
          <table:table-cell/>
          <table:table-cell table:formula="of:=0.05/[.C26]*SQRT((SIN([.F26])*[.G26])^2+(SIN(0.12)*0.018)^2)" office:value-type="float" office:value="0.0000154422663771912" calcext:value-type="float">
            <text:p>1.54422663771912E-05</text:p>
          </table:table-cell>
          <table:table-cell/>
          <table:table-cell table:formula="of:=([.J26]/12)^2" office:value-type="float" office:value="0.00000000000165599715877869" calcext:value-type="float">
            <text:p>1.65599715877869E-12</text:p>
          </table:table-cell>
          <table:table-cell table:formula="of:=([.E26]/12)^2" office:value-type="float" office:value="0.0000000000000553617671138136" calcext:value-type="float">
            <text:p>5.53617671138136E-14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0.05/2/[.C27]*(([.A27]^2-2.9^2)/83.1^2)" office:value-type="float" office:value="0.0000774506162381021" calcext:value-type="float">
            <text:p>7.74506162381021E-05</text:p>
          </table:table-cell>
          <table:table-cell table:formula="of:=0.05/2/[.C27]*SQRT((2*[.A27]/83.1^2*[.B27])^2+(2*2.9/83.1^2*0.8)^2+(2*([.A27]^2-2.9^2)/83.1^3*0.4)^2)" office:value-type="float" office:value="0.00000253686753777799" calcext:value-type="float">
            <text:p>2.53686753777799E-06</text:p>
          </table:table-cell>
          <table:table-cell table:formula="of:=ATAN([.A27]/83.1)" office:value-type="float" office:value="0.159875288797071" calcext:value-type="float">
            <text:p>0.159875288797071</text:p>
          </table:table-cell>
          <table:table-cell table:formula="of:=1/(([.A27]/83.1)^2+1)/83.1*[.B27]" office:value-type="float" office:value="0.00117287235168669" calcext:value-type="float">
            <text:p>0.001172872351687</text:p>
          </table:table-cell>
          <table:table-cell table:formula="of:=ABS(0.05/[.C27]*(COS([.F27])-COS(0.12)))" office:value-type="float" office:value="0.0000347593211888195" calcext:value-type="float">
            <text:p>3.47593211888195E-05</text:p>
          </table:table-cell>
          <table:table-cell/>
          <table:table-cell table:formula="of:=0.05/[.C27]*SQRT((SIN([.F27])*[.G27])^2+(SIN(0.12)*0.018)^2)" office:value-type="float" office:value="0.0000135180879373588" calcext:value-type="float">
            <text:p>1.35180879373588E-05</text:p>
          </table:table-cell>
          <table:table-cell/>
          <table:table-cell table:formula="of:=([.J27]/12)^2" office:value-type="float" office:value="0.00000000000126901876029282" calcext:value-type="float">
            <text:p>1.26901876029282E-12</text:p>
          </table:table-cell>
          <table:table-cell table:formula="of:=([.E27]/12)^2" office:value-type="float" office:value="0.0000000000000446923396127206" calcext:value-type="float">
            <text:p>4.46923396127206E-14</text:p>
          </table:table-cell>
          <table:table-cell table:number-columns-repeated="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formula="of:=0.05/2/[.C28]*(([.A28]^2-2.9^2)/83.1^2)" office:value-type="float" office:value="0.00007772665991853" calcext:value-type="float">
            <text:p>7.772665991853E-05</text:p>
          </table:table-cell>
          <table:table-cell table:formula="of:=0.05/2/[.C28]*SQRT((2*[.A28]/83.1^2*[.B28])^2+(2*2.9/83.1^2*0.8)^2+(2*([.A28]^2-2.9^2)/83.1^3*0.4)^2)" office:value-type="float" office:value="0.0000023126931401108" calcext:value-type="float">
            <text:p>2.3126931401108E-06</text:p>
          </table:table-cell>
          <table:table-cell table:formula="of:=ATAN([.A28]/83.1)" office:value-type="float" office:value="0.169243818328943" calcext:value-type="float">
            <text:p>0.169243818328943</text:p>
          </table:table-cell>
          <table:table-cell table:formula="of:=1/(([.A28]/83.1)^2+1)/83.1*[.B28]" office:value-type="float" office:value="0.0011692286045939" calcext:value-type="float">
            <text:p>0.001169228604594</text:p>
          </table:table-cell>
          <table:table-cell table:formula="of:=ABS(0.05/[.C28]*(COS([.F28])-COS(0.12)))" office:value-type="float" office:value="0.0000394234341612275" calcext:value-type="float">
            <text:p>3.94234341612275E-05</text:p>
          </table:table-cell>
          <table:table-cell/>
          <table:table-cell table:formula="of:=0.05/[.C28]*SQRT((SIN([.F28])*[.G28])^2+(SIN(0.12)*0.018)^2)" office:value-type="float" office:value="0.000012021115657753" calcext:value-type="float">
            <text:p>1.2021115657753E-05</text:p>
          </table:table-cell>
          <table:table-cell/>
          <table:table-cell table:formula="of:=([.J28]/12)^2" office:value-type="float" office:value="0.00000000000100352237261858" calcext:value-type="float">
            <text:p>1.00352237261858E-12</text:p>
          </table:table-cell>
          <table:table-cell table:formula="of:=([.E28]/12)^2" office:value-type="float" office:value="0.0000000000000371427052799693" calcext:value-type="float">
            <text:p>3.71427052799693E-14</text:p>
          </table:table-cell>
          <table:table-cell table:number-columns-repeated="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0.05/2/[.C29]*(([.A29]^2-2.9^2)/83.1^2)" office:value-type="float" office:value="0.0000762532202079179" calcext:value-type="float">
            <text:p>7.62532202079179E-05</text:p>
          </table:table-cell>
          <table:table-cell table:formula="of:=0.05/2/[.C29]*SQRT((2*[.A29]/83.1^2*[.B29])^2+(2*2.9/83.1^2*0.8)^2+(2*([.A29]^2-2.9^2)/83.1^3*0.4)^2)" office:value-type="float" office:value="0.00000282025382840705" calcext:value-type="float">
            <text:p>2.82025382840705E-06</text:p>
          </table:table-cell>
          <table:table-cell table:formula="of:=ATAN([.A29]/83.1)" office:value-type="float" office:value="0.176250675495634" calcext:value-type="float">
            <text:p>0.176250675495634</text:p>
          </table:table-cell>
          <table:table-cell table:formula="of:=1/(([.A29]/83.1)^2+1)/83.1*[.B29]" office:value-type="float" office:value="0.0023327461699873" calcext:value-type="float">
            <text:p>0.002332746169987</text:p>
          </table:table-cell>
          <table:table-cell table:formula="of:=ABS(0.05/[.C29]*(COS([.F29])-COS(0.12)))" office:value-type="float" office:value="0.0000415030991132487" calcext:value-type="float">
            <text:p>4.15030991132487E-05</text:p>
          </table:table-cell>
          <table:table-cell/>
          <table:table-cell table:formula="of:=0.05/[.C29]*SQRT((SIN([.F29])*[.G29])^2+(SIN(0.12)*0.018)^2)" office:value-type="float" office:value="0.0000109664803607036" calcext:value-type="float">
            <text:p>1.09664803607036E-05</text:p>
          </table:table-cell>
          <table:table-cell/>
          <table:table-cell table:formula="of:=([.J29]/12)^2" office:value-type="float" office:value="0.000000000000835164524317349" calcext:value-type="float">
            <text:p>8.35164524317349E-13</text:p>
          </table:table-cell>
          <table:table-cell table:formula="of:=([.E29]/12)^2" office:value-type="float" office:value="0.0000000000000552349420600321" calcext:value-type="float">
            <text:p>5.52349420600321E-14</text:p>
          </table:table-cell>
          <table:table-cell table:number-columns-repeated="3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formula="of:=0.05/2/[.C30]*(([.A30]^2-2.9^2)/83.1^2)" office:value-type="float" office:value="0.0000783552660939308" calcext:value-type="float">
            <text:p>7.83552660939308E-05</text:p>
          </table:table-cell>
          <table:table-cell table:formula="of:=0.05/2/[.C30]*SQRT((2*[.A30]/83.1^2*[.B30])^2+(2*2.9/83.1^2*0.8)^2+(2*([.A30]^2-2.9^2)/83.1^3*0.4)^2)" office:value-type="float" office:value="0.00000199221964632511" calcext:value-type="float">
            <text:p>1.99221964632511E-06</text:p>
          </table:table-cell>
          <table:table-cell table:formula="of:=ATAN([.A30]/83.1)" office:value-type="float" office:value="0.186728060981157" calcext:value-type="float">
            <text:p>0.186728060981157</text:p>
          </table:table-cell>
          <table:table-cell table:formula="of:=1/(([.A30]/83.1)^2+1)/83.1*[.B30]" office:value-type="float" office:value="0.00116189650592134" calcext:value-type="float">
            <text:p>0.001161896505921</text:p>
          </table:table-cell>
          <table:table-cell table:formula="of:=ABS(0.05/[.C30]*(COS([.F30])-COS(0.12)))" office:value-type="float" office:value="0.0000463260159627832" calcext:value-type="float">
            <text:p>4.63260159627832E-05</text:p>
          </table:table-cell>
          <table:table-cell/>
          <table:table-cell table:formula="of:=0.05/[.C30]*SQRT((SIN([.F30])*[.G30])^2+(SIN(0.12)*0.018)^2)" office:value-type="float" office:value="0.00000984358519051224" calcext:value-type="float">
            <text:p>9.84358519051224E-06</text:p>
          </table:table-cell>
          <table:table-cell/>
          <table:table-cell table:formula="of:=([.J30]/12)^2" office:value-type="float" office:value="0.000000000000672890065297722" calcext:value-type="float">
            <text:p>6.72890065297722E-13</text:p>
          </table:table-cell>
          <table:table-cell table:formula="of:=([.E30]/12)^2" office:value-type="float" office:value="0.0000000000000275620772166926" calcext:value-type="float">
            <text:p>2.75620772166926E-14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table:formula="of:=0.05/2/[.C31]*(([.A31]^2-2.9^2)/83.1^2)" office:value-type="float" office:value="0.00007663756955094" calcext:value-type="float">
            <text:p>7.663756955094E-05</text:p>
          </table:table-cell>
          <table:table-cell table:formula="of:=0.05/2/[.C31]*SQRT((2*[.A31]/83.1^2*[.B31])^2+(2*2.9/83.1^2*0.8)^2+(2*([.A31]^2-2.9^2)/83.1^3*0.4)^2)" office:value-type="float" office:value="0.00000251507609316384" calcext:value-type="float">
            <text:p>2.51507609316384E-06</text:p>
          </table:table-cell>
          <table:table-cell table:formula="of:=ATAN([.A31]/83.1)" office:value-type="float" office:value="0.192531108990589" calcext:value-type="float">
            <text:p>0.192531108990589</text:p>
          </table:table-cell>
          <table:table-cell table:formula="of:=1/(([.A31]/83.1)^2+1)/83.1*[.B31]" office:value-type="float" office:value="0.00231862221943206" calcext:value-type="float">
            <text:p>0.002318622219432</text:p>
          </table:table-cell>
          <table:table-cell table:formula="of:=ABS(0.05/[.C31]*(COS([.F31])-COS(0.12)))" office:value-type="float" office:value="0.0000470232011785319" calcext:value-type="float">
            <text:p>4.70232011785319E-05</text:p>
          </table:table-cell>
          <table:table-cell/>
          <table:table-cell table:formula="of:=0.05/[.C31]*SQRT((SIN([.F31])*[.G31])^2+(SIN(0.12)*0.018)^2)" office:value-type="float" office:value="0.00000916673961181742" calcext:value-type="float">
            <text:p>9.16673961181742E-06</text:p>
          </table:table-cell>
          <table:table-cell/>
          <table:table-cell table:formula="of:=([.J31]/12)^2" office:value-type="float" office:value="0.000000000000583535521603212" calcext:value-type="float">
            <text:p>5.83535521603212E-13</text:p>
          </table:table-cell>
          <table:table-cell table:formula="of:=([.E31]/12)^2" office:value-type="float" office:value="0.0000000000000439278316278076" calcext:value-type="float">
            <text:p>4.39278316278076E-14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ART 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air to wall 114.2 c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rect beam pos. 12.3c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ima number</text:p>
          </table:table-cell>
          <table:table-cell office:value-type="string" calcext:value-type="string">
            <text:p>pos of minima(cm)</text:p>
          </table:table-cell>
          <table:table-cell office:value-type="string" calcext:value-type="string">
            <text:p>relative pos</text:p>
          </table:table-cell>
          <table:table-cell office:value-type="string" calcext:value-type="string">
            <text:p>sigma rel. pos.</text:p>
          </table:table-cell>
          <table:table-cell office:value-type="string" calcext:value-type="string">
            <text:p>theta n (long dist. Apprx.)</text:p>
          </table:table-cell>
          <table:table-cell office:value-type="string" calcext:value-type="string">
            <text:p>sigma theta_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igma d</text:p>
          </table:table-cell>
          <table:table-cell/>
          <table:table-cell office:value-type="string" calcext:value-type="string">
            <text:p>d average</text:p>
          </table:table-cell>
          <table:table-cell table:formula="of:=SUM([.G39:.G52])/14" office:value-type="float" office:value="0.000109659917721451" calcext:value-type="float">
            <text:p>0.0001096599177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table:formula="of:=[.B39]-12.3" office:value-type="float" office:value="0.6" calcext:value-type="float">
            <text:p>0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39]/114.2)" office:value-type="float" office:value="0.0052539404553415" calcext:value-type="float">
            <text:p>0.005253940455342</text:p>
          </table:table-cell>
          <table:table-cell table:formula="of:=SQRT(([.D39]/114.2)^2+(0.1*2*[.C39]/114.2^3)^2)" office:value-type="float" office:value="0.00123836564392856" calcext:value-type="float">
            <text:p>0.001238365643929</text:p>
          </table:table-cell>
          <table:table-cell table:formula="of:=0.0000006328*[.A39]/SIN([.E39])" office:value-type="float" office:value="0.000120443487450705" calcext:value-type="float">
            <text:p>0.000120443487451</text:p>
          </table:table-cell>
          <table:table-cell table:formula="of:=[.F39]*COS([.E39])/(SIN([.E39]))^2" office:value-type="float" office:value="44.8617905939666" calcext:value-type="float">
            <text:p>44.8617905939666</text:p>
          </table:table-cell>
          <table:table-cell table:formula="of:=([.H39]/14)^2" office:value-type="float" office:value="10.2682666086577" calcext:value-type="float">
            <text:p>10.2682666086577</text:p>
          </table:table-cell>
          <table:table-cell office:value-type="string" calcext:value-type="string">
            <text:p>sigma d_avg</text:p>
          </table:table-cell>
          <table:table-cell table:formula="of:=SQRT(SUM([.I39:.I52]))" office:value-type="float" office:value="3.29680969970372" calcext:value-type="float">
            <text:p>3.2968096997037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" calcext:value-type="float">
            <text:p>13.6</text:p>
          </table:table-cell>
          <table:table-cell table:formula="of:=[.B40]-12.3" office:value-type="float" office:value="1.3" calcext:value-type="float">
            <text:p>1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0]/114.2)" office:value-type="float" office:value="0.0113835376532399" calcext:value-type="float">
            <text:p>0.01138353765324</text:p>
          </table:table-cell>
          <table:table-cell table:formula="of:=SQRT(([.D40]/114.2)^2+(0.1*2*[.C40]/114.2^3)^2)" office:value-type="float" office:value="0.00123836565361214" calcext:value-type="float">
            <text:p>0.001238365653612</text:p>
          </table:table-cell>
          <table:table-cell table:formula="of:=0.0000006328*[.A40]/SIN([.E40])" office:value-type="float" office:value="0.000111180493511537" calcext:value-type="float">
            <text:p>0.000111180493512</text:p>
          </table:table-cell>
          <table:table-cell table:formula="of:=[.F40]*COS([.E40])/SIN([.E40])^2" office:value-type="float" office:value="9.5561953968214" calcext:value-type="float">
            <text:p>9.5561953968214</text:p>
          </table:table-cell>
          <table:table-cell table:formula="of:=([.H40]/14)^2" office:value-type="float" office:value="0.465922808480768" calcext:value-type="float">
            <text:p>0.46592280848076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table:formula="of:=[.B41]-12.3" office:value-type="float" office:value="2" calcext:value-type="float">
            <text:p>2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1]/114.2)" office:value-type="float" office:value="0.0175131348511384" calcext:value-type="float">
            <text:p>0.017513134851138</text:p>
          </table:table-cell>
          <table:table-cell table:formula="of:=SQRT(([.D41]/114.2)^2+(0.1*2*[.C41]/114.2^3)^2)" office:value-type="float" office:value="0.001238365670431" calcext:value-type="float">
            <text:p>0.001238365670431</text:p>
          </table:table-cell>
          <table:table-cell table:formula="of:=0.0000006328*[.A41]/SIN([.E41])" office:value-type="float" office:value="0.000108404181354151" calcext:value-type="float">
            <text:p>0.000108404181354</text:p>
          </table:table-cell>
          <table:table-cell table:formula="of:=[.F41]*COS([.E41])/SIN([.E41])^2" office:value-type="float" office:value="4.03737339909423" calcext:value-type="float">
            <text:p>4.03737339909423</text:p>
          </table:table-cell>
          <table:table-cell table:formula="of:=([.H41]/14)^2" office:value-type="float" office:value="0.0831652243046615" calcext:value-type="float">
            <text:p>0.08316522430466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9" calcext:value-type="float">
            <text:p>14.9</text:p>
          </table:table-cell>
          <table:table-cell table:formula="of:=[.B42]-12.3" office:value-type="float" office:value="2.6" calcext:value-type="float">
            <text:p>2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2]/114.2)" office:value-type="float" office:value="0.0227670753064799" calcext:value-type="float">
            <text:p>0.02276707530648</text:p>
          </table:table-cell>
          <table:table-cell table:formula="of:=SQRT(([.D42]/114.2)^2+(0.1*2*[.C42]/114.2^3)^2)" office:value-type="float" office:value="0.00123836569052626" calcext:value-type="float">
            <text:p>0.001238365690526</text:p>
          </table:table-cell>
          <table:table-cell table:formula="of:=0.0000006328*[.A42]/SIN([.E42])" office:value-type="float" office:value="0.000111187697558716" calcext:value-type="float">
            <text:p>0.000111187697559</text:p>
          </table:table-cell>
          <table:table-cell table:formula="of:=[.F42]*COS([.E42])/SIN([.E42])^2" office:value-type="float" office:value="2.38889408960161" calcext:value-type="float">
            <text:p>2.38889408960161</text:p>
          </table:table-cell>
          <table:table-cell table:formula="of:=([.H42]/14)^2" office:value-type="float" office:value="0.0291164029149668" calcext:value-type="float">
            <text:p>0.0291164029149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 table:formula="of:=[.B43]-12.3" office:value-type="float" office:value="3.3" calcext:value-type="float">
            <text:p>3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3]/114.2)" office:value-type="float" office:value="0.0288966725043783" calcext:value-type="float">
            <text:p>0.028896672504378</text:p>
          </table:table-cell>
          <table:table-cell table:formula="of:=SQRT(([.D43]/114.2)^2+(0.1*2*[.C43]/114.2^3)^2)" office:value-type="float" office:value="0.00123836572059633" calcext:value-type="float">
            <text:p>0.001238365720596</text:p>
          </table:table-cell>
          <table:table-cell table:formula="of:=0.0000006328*[.A43]/SIN([.E43])" office:value-type="float" office:value="0.000109508815420825" calcext:value-type="float">
            <text:p>0.000109508815421</text:p>
          </table:table-cell>
          <table:table-cell table:formula="of:=[.F43]*COS([.E43])/SIN([.E43])^2" office:value-type="float" office:value="1.48283486001779" calcext:value-type="float">
            <text:p>1.48283486001779</text:p>
          </table:table-cell>
          <table:table-cell table:formula="of:=([.H43]/14)^2" office:value-type="float" office:value="0.0112183633779795" calcext:value-type="float">
            <text:p>0.0112183633779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7" calcext:value-type="float">
            <text:p>16.7</text:p>
          </table:table-cell>
          <table:table-cell table:formula="of:=[.B44]-12.3" office:value-type="float" office:value="4.4" calcext:value-type="float">
            <text:p>4.4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4]/114.2)" office:value-type="float" office:value="0.0385288966725044" calcext:value-type="float">
            <text:p>0.038528896672504</text:p>
          </table:table-cell>
          <table:table-cell table:formula="of:=SQRT(([.D44]/114.2)^2+(0.1*2*[.C44]/114.2^3)^2)" office:value-type="float" office:value="0.00123836578226546" calcext:value-type="float">
            <text:p>0.001238365782265</text:p>
          </table:table-cell>
          <table:table-cell table:formula="of:=0.0000006328*[.A44]/SIN([.E44])" office:value-type="float" office:value="0.0000985686034908259" calcext:value-type="float">
            <text:p>9.85686034908259E-05</text:p>
          </table:table-cell>
          <table:table-cell table:formula="of:=[.F44]*COS([.E44])/SIN([.E44])^2" office:value-type="float" office:value="0.834004279463397" calcext:value-type="float">
            <text:p>0.834004279463397</text:p>
          </table:table-cell>
          <table:table-cell table:formula="of:=([.H44]/14)^2" office:value-type="float" office:value="0.00354879152124112" calcext:value-type="float">
            <text:p>0.00354879152124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9" calcext:value-type="float">
            <text:p>16.9</text:p>
          </table:table-cell>
          <table:table-cell table:formula="of:=[.B45]-12.3" office:value-type="float" office:value="4.6" calcext:value-type="float">
            <text:p>4.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5]/114.2)" office:value-type="float" office:value="0.0402802101576182" calcext:value-type="float">
            <text:p>0.040280210157618</text:p>
          </table:table-cell>
          <table:table-cell table:formula="of:=SQRT(([.D45]/114.2)^2+(0.1*2*[.C45]/114.2^3)^2)" office:value-type="float" office:value="0.00123836579537106" calcext:value-type="float">
            <text:p>0.001238365795371</text:p>
          </table:table-cell>
          <table:table-cell table:formula="of:=0.0000006328*[.A45]/SIN([.E45])" office:value-type="float" office:value="0.000109999377949109" calcext:value-type="float">
            <text:p>0.000109999377949</text:p>
          </table:table-cell>
          <table:table-cell table:formula="of:=[.F45]*COS([.E45])/SIN([.E45])^2" office:value-type="float" office:value="0.763041167645976" calcext:value-type="float">
            <text:p>0.763041167645976</text:p>
          </table:table-cell>
          <table:table-cell table:formula="of:=([.H45]/14)^2" office:value-type="float" office:value="0.0029705705281762" calcext:value-type="float">
            <text:p>0.00297057052817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table:formula="of:=[.B46]-12.3" office:value-type="float" office:value="5.2" calcext:value-type="float">
            <text:p>5.2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6]/114.2)" office:value-type="float" office:value="0.0455341506129597" calcext:value-type="float">
            <text:p>0.04553415061296</text:p>
          </table:table-cell>
          <table:table-cell table:formula="of:=SQRT(([.D46]/114.2)^2+(0.1*2*[.C46]/114.2^3)^2)" office:value-type="float" office:value="0.00123836583818269" calcext:value-type="float">
            <text:p>0.001238365838183</text:p>
          </table:table-cell>
          <table:table-cell table:formula="of:=0.0000006328*[.A46]/SIN([.E46])" office:value-type="float" office:value="0.000111216520283568" calcext:value-type="float">
            <text:p>0.000111216520284</text:p>
          </table:table-cell>
          <table:table-cell table:formula="of:=[.F46]*COS([.E46])/SIN([.E46])^2" office:value-type="float" office:value="0.597068657412437" calcext:value-type="float">
            <text:p>0.597068657412437</text:p>
          </table:table-cell>
          <table:table-cell table:formula="of:=([.H46]/14)^2" office:value-type="float" office:value="0.00181883153910352" calcext:value-type="float">
            <text:p>0.00181883153910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 table:formula="of:=[.B47]-12.3" office:value-type="float" office:value="6" calcext:value-type="float">
            <text:p>6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7]/114.2)" office:value-type="float" office:value="0.0525394045534151" calcext:value-type="float">
            <text:p>0.052539404553415</text:p>
          </table:table-cell>
          <table:table-cell table:formula="of:=SQRT(([.D47]/114.2)^2+(0.1*2*[.C47]/114.2^3)^2)" office:value-type="float" office:value="0.00123836590341946" calcext:value-type="float">
            <text:p>0.001238365903419</text:p>
          </table:table-cell>
          <table:table-cell table:formula="of:=0.0000006328*[.A47]/SIN([.E47])" office:value-type="float" office:value="0.000108448526468011" calcext:value-type="float">
            <text:p>0.000108448526468</text:p>
          </table:table-cell>
          <table:table-cell table:formula="of:=[.F47]*COS([.E47])/SIN([.E47])^2" office:value-type="float" office:value="0.448413470088517" calcext:value-type="float">
            <text:p>0.448413470088517</text:p>
          </table:table-cell>
          <table:table-cell table:formula="of:=([.H47]/14)^2" office:value-type="float" office:value="0.00102589102120829" calcext:value-type="float">
            <text:p>0.00102589102120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48]-12.3" office:value-type="float" office:value="6.7" calcext:value-type="float">
            <text:p>6.7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8]/114.2)" office:value-type="float" office:value="0.0586690017513135" calcext:value-type="float">
            <text:p>0.058669001751314</text:p>
          </table:table-cell>
          <table:table-cell table:formula="of:=SQRT(([.D48]/114.2)^2+(0.1*2*[.C48]/114.2^3)^2)" office:value-type="float" office:value="0.00123836596814655" calcext:value-type="float">
            <text:p>0.001238365968147</text:p>
          </table:table-cell>
          <table:table-cell table:formula="of:=0.0000006328*[.A48]/SIN([.E48])" office:value-type="float" office:value="0.000107921244380927" calcext:value-type="float">
            <text:p>0.000107921244381</text:p>
          </table:table-cell>
          <table:table-cell table:formula="of:=[.F48]*COS([.E48])/SIN([.E48])^2" office:value-type="float" office:value="0.359568878033316" calcext:value-type="float">
            <text:p>0.359568878033316</text:p>
          </table:table-cell>
          <table:table-cell table:formula="of:=([.H48]/14)^2" office:value-type="float" office:value="0.000659641724745601" calcext:value-type="float">
            <text:p>0.00065964172474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6" calcext:value-type="float">
            <text:p>19.6</text:p>
          </table:table-cell>
          <table:table-cell table:formula="of:=[.B49]-12.3" office:value-type="float" office:value="7.3" calcext:value-type="float">
            <text:p>7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49]/114.2)" office:value-type="float" office:value="0.063922942206655" calcext:value-type="float">
            <text:p>0.063922942206655</text:p>
          </table:table-cell>
          <table:table-cell table:formula="of:=SQRT(([.D49]/114.2)^2+(0.1*2*[.C49]/114.2^3)^2)" office:value-type="float" office:value="0.00123836602930601" calcext:value-type="float">
            <text:p>0.001238366029306</text:p>
          </table:table-cell>
          <table:table-cell table:formula="of:=0.0000006328*[.A49]/SIN([.E49])" office:value-type="float" office:value="0.000108967805463054" calcext:value-type="float">
            <text:p>0.000108967805463</text:p>
          </table:table-cell>
          <table:table-cell table:formula="of:=[.F49]*COS([.E49])/SIN([.E49])^2" office:value-type="float" office:value="0.30285812435702" calcext:value-type="float">
            <text:p>0.30285812435702</text:p>
          </table:table-cell>
          <table:table-cell table:formula="of:=([.H49]/14)^2" office:value-type="float" office:value="0.000467974711678839" calcext:value-type="float">
            <text:p>0.00046797471167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" calcext:value-type="float">
            <text:p>20.2</text:p>
          </table:table-cell>
          <table:table-cell table:formula="of:=[.B50]-12.3" office:value-type="float" office:value="7.9" calcext:value-type="float">
            <text:p>7.9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0]/114.2)" office:value-type="float" office:value="0.0691768826619965" calcext:value-type="float">
            <text:p>0.069176882661997</text:p>
          </table:table-cell>
          <table:table-cell table:formula="of:=SQRT(([.D50]/114.2)^2+(0.1*2*[.C50]/114.2^3)^2)" office:value-type="float" office:value="0.00123836609570771" calcext:value-type="float">
            <text:p>0.001238366095708</text:p>
          </table:table-cell>
          <table:table-cell table:formula="of:=0.0000006328*[.A50]/SIN([.E50])" office:value-type="float" office:value="0.000109858373850357" calcext:value-type="float">
            <text:p>0.00010985837385</text:p>
          </table:table-cell>
          <table:table-cell table:formula="of:=[.F50]*COS([.E50])/SIN([.E50])^2" office:value-type="float" office:value="0.258571096689114" calcext:value-type="float">
            <text:p>0.258571096689114</text:p>
          </table:table-cell>
          <table:table-cell table:formula="of:=([.H50]/14)^2" office:value-type="float" office:value="0.000341117408382709" calcext:value-type="float">
            <text:p>0.00034111740838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.8" calcext:value-type="float">
            <text:p>20.8</text:p>
          </table:table-cell>
          <table:table-cell table:formula="of:=[.B51]-12.3" office:value-type="float" office:value="8.5" calcext:value-type="float">
            <text:p>8.5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1]/114.2)" office:value-type="float" office:value="0.074430823117338" calcext:value-type="float">
            <text:p>0.074430823117338</text:p>
          </table:table-cell>
          <table:table-cell table:formula="of:=SQRT(([.D51]/114.2)^2+(0.1*2*[.C51]/114.2^3)^2)" office:value-type="float" office:value="0.00123836616735164" calcext:value-type="float">
            <text:p>0.001238366167352</text:p>
          </table:table-cell>
          <table:table-cell table:formula="of:=0.0000006328*[.A51]/SIN([.E51])" office:value-type="float" office:value="0.000110626219145957" calcext:value-type="float">
            <text:p>0.000110626219146</text:p>
          </table:table-cell>
          <table:table-cell table:formula="of:=[.F51]*COS([.E51])/SIN([.E51])^2" office:value-type="float" office:value="0.223327125369269" calcext:value-type="float">
            <text:p>0.223327125369269</text:p>
          </table:table-cell>
          <table:table-cell table:formula="of:=([.H51]/14)^2" office:value-type="float" office:value="0.000254464310845414" calcext:value-type="float">
            <text:p>0.00025446431084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" calcext:value-type="float">
            <text:p>21.6</text:p>
          </table:table-cell>
          <table:table-cell table:formula="of:=[.B52]-12.3" office:value-type="float" office:value="9.3" calcext:value-type="float">
            <text:p>9.3</text:p>
          </table:table-cell>
          <table:table-cell table:formula="of:=SQRT(0.1^2+0.1^2)" office:value-type="float" office:value="0.14142135623731" calcext:value-type="float">
            <text:p>0.14142135623731</text:p>
          </table:table-cell>
          <table:table-cell table:formula="of:=([.C52]/114.2)" office:value-type="float" office:value="0.0814360770577934" calcext:value-type="float">
            <text:p>0.081436077057793</text:p>
          </table:table-cell>
          <table:table-cell table:formula="of:=SQRT(([.D52]/114.2)^2+(0.1*2*[.C52]/114.2^3)^2)" office:value-type="float" office:value="0.00123836627103147" calcext:value-type="float">
            <text:p>0.001238366271031</text:p>
          </table:table-cell>
          <table:table-cell table:formula="of:=0.0000006328*[.A52]/SIN([.E52])" office:value-type="float" office:value="0.000108907501772571" calcext:value-type="float">
            <text:p>0.000108907501773</text:p>
          </table:table-cell>
          <table:table-cell table:formula="of:=[.F52]*COS([.E52])/SIN([.E52])^2" office:value-type="float" office:value="0.186523697097673" calcext:value-type="float">
            <text:p>0.186523697097673</text:p>
          </table:table-cell>
          <table:table-cell table:formula="of:=([.H52]/14)^2" office:value-type="float" office:value="0.000177505559076451" calcext:value-type="float">
            <text:p>0.000177505559076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ART 4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 = 0.5 -+ 0.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 = 632.8E-9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ur number</text:p>
          </table:table-cell>
          <table:table-cell office:value-type="string" calcext:value-type="string">
            <text:p>number of fringes</text:p>
          </table:table-cell>
          <table:table-cell office:value-type="string" calcext:value-type="string">
            <text:p>distance corresponds to tour (cm) number</text:p>
          </table:table-cell>
          <table:table-cell office:value-type="string" calcext:value-type="string">
            <text:p>angle corresponds to that distanc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verage 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1.35/20*[.A61]" office:value-type="float" office:value="0.2025" calcext:value-type="float">
            <text:p>0.2025</text:p>
          </table:table-cell>
          <table:table-cell table:formula="of:=ATAN([.C61]/2.5)" office:value-type="float" office:value="0.0808235471053552" calcext:value-type="float">
            <text:p>0.080823547105355</text:p>
          </table:table-cell>
          <table:table-cell table:formula="of:=((0.5-[.B61]*0.0000006328/2)*(1-COS([.D61]))/(0.5*(1-COS([.D61]))-[.B61]*0.0000006328/2))" office:value-type="float" office:value="1.00271234718771" calcext:value-type="float">
            <text:p>1.00271234718771</text:p>
          </table:table-cell>
          <table:table-cell/>
          <table:table-cell table:formula="of:=SUM([.E61:.E66])/6" office:value-type="float" office:value="1.0024668531315" calcext:value-type="float">
            <text:p>1.002466853131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1.35/20*[.A62]" office:value-type="float" office:value="0.3375" calcext:value-type="float">
            <text:p>0.3375</text:p>
          </table:table-cell>
          <table:table-cell table:formula="of:=ATAN([.C62]/2.5)" office:value-type="float" office:value="0.134188727952421" calcext:value-type="float">
            <text:p>0.134188727952421</text:p>
          </table:table-cell>
          <table:table-cell table:formula="of:=((0.5-[.B62]*0.0000006328/2)*(1-COS([.D62]))/(0.5*(1-COS([.D62]))-[.B62]*0.0000006328/2))" office:value-type="float" office:value="1.0025176695392" calcext:value-type="float">
            <text:p>1.002517669539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1.35/20*[.A63]" office:value-type="float" office:value="0.4725" calcext:value-type="float">
            <text:p>0.4725</text:p>
          </table:table-cell>
          <table:table-cell table:formula="of:=ATAN([.C63]/2.5)" office:value-type="float" office:value="0.186796611987065" calcext:value-type="float">
            <text:p>0.186796611987065</text:p>
          </table:table-cell>
          <table:table-cell table:formula="of:=((0.5-[.B63]*0.0000006328/2)*(1-COS([.D63]))/(0.5*(1-COS([.D63]))-[.B63]*0.0000006328/2))" office:value-type="float" office:value="1.0024006831352" calcext:value-type="float">
            <text:p>1.002400683135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formula="of:=1.35/20*[.A64]" office:value-type="float" office:value="0.54" calcext:value-type="float">
            <text:p>0.54</text:p>
          </table:table-cell>
          <table:table-cell table:formula="of:=ATAN([.C64]/2.5)" office:value-type="float" office:value="0.21273178069161" calcext:value-type="float">
            <text:p>0.21273178069161</text:p>
          </table:table-cell>
          <table:table-cell table:formula="of:=((0.5-[.B64]*0.0000006328/2)*(1-COS([.D64]))/(0.5*(1-COS([.D64]))-[.B64]*0.0000006328/2))" office:value-type="float" office:value="1.00242061110193" calcext:value-type="float">
            <text:p>1.0024206111019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formula="of:=1.35/20*[.A65]" office:value-type="float" office:value="0.6075" calcext:value-type="float">
            <text:p>0.6075</text:p>
          </table:table-cell>
          <table:table-cell table:formula="of:=ATAN([.C65]/2.5)" office:value-type="float" office:value="0.238379654510096" calcext:value-type="float">
            <text:p>0.238379654510096</text:p>
          </table:table-cell>
          <table:table-cell table:formula="of:=((0.5-[.B65]*0.0000006328/2)*(1-COS([.D65]))/(0.5*(1-COS([.D65]))-[.B65]*0.0000006328/2))" office:value-type="float" office:value="1.00237599056688" calcext:value-type="float">
            <text:p>1.00237599056688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formula="of:=1.35/20*[.A66]" office:value-type="float" office:value="0.675" calcext:value-type="float">
            <text:p>0.675</text:p>
          </table:table-cell>
          <table:table-cell table:formula="of:=ATAN([.C66]/2.5)" office:value-type="float" office:value="0.263711834462266" calcext:value-type="float">
            <text:p>0.263711834462266</text:p>
          </table:table-cell>
          <table:table-cell table:formula="of:=((0.5-[.B66]*0.0000006328/2)*(1-COS([.D66]))/(0.5*(1-COS([.D66]))-[.B66]*0.0000006328/2))" office:value-type="float" office:value="1.00237381725808" calcext:value-type="float">
            <text:p>1.00237381725808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PART 3 again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 </text:p>
          </table:table-cell>
          <table:table-cell table:formula="of:=1.5*114.2*(0.0000006328)" office:value-type="float" office:value="0.00010839864" calcext:value-type="float">
            <text:p>0.00010839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 d</text:p>
          </table:table-cell>
          <table:table-cell table:formula="of:= 114.2*0.0000006328*0.02" office:value-type="float" office:value="0.0000014453152" calcext:value-type="float">
            <text:p>1.4453152E-0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0:29:25.724444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1:44:15.068982067</meta:creation-date>
    <dc:date>2019-10-19T22:31:35.212507759</dc:date>
    <meta:editing-duration>PT2H47M22S</meta:editing-duration>
    <meta:editing-cycles>5</meta:editing-cycles>
    <meta:generator>LibreOffice/6.0.7.3$Linux_X86_64 LibreOffice_project/00m0$Build-3</meta:generator>
    <meta:document-statistic meta:table-count="1" meta:cell-count="356" meta:object-count="0"/>
  </office:meta>
</office:document-meta>
</file>